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00000001F82C7B8F4F6C99D52.png" manifest:media-type="image/png"/>
  <manifest:file-entry manifest:full-path="Pictures/10000001000000E3000000231ADD0809928306D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32061"/>
    </style:style>
    <style:style style:name="P2" style:family="paragraph" style:parent-style-name="Standard">
      <style:paragraph-properties fo:text-align="start" style:justify-single-word="false"/>
      <style:text-properties officeooo:paragraph-rsid="00132061"/>
    </style:style>
    <style:style style:name="P3" style:family="paragraph" style:parent-style-name="Standard">
      <style:paragraph-properties fo:text-align="start" style:justify-single-word="false"/>
      <style:text-properties officeooo:rsid="00132061" officeooo:paragraph-rsid="00132061"/>
    </style:style>
    <style:style style:name="P4" style:family="paragraph" style:parent-style-name="Standard">
      <style:paragraph-properties fo:text-align="center" style:justify-single-word="false"/>
      <style:text-properties fo:font-size="11pt" officeooo:rsid="00132061" officeooo:paragraph-rsid="00132061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officeooo:rsid="00132061" officeooo:paragraph-rsid="00132061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officeooo:rsid="0014c70f" officeooo:paragraph-rsid="0014c70f"/>
    </style:style>
    <style:style style:name="P7" style:family="paragraph" style:parent-style-name="Standard">
      <style:paragraph-properties fo:text-align="start" style:justify-single-word="false"/>
      <style:text-properties officeooo:rsid="001640e2" officeooo:paragraph-rsid="001640e2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32061" style:font-style-asian="normal" style:font-style-complex="normal"/>
    </style:style>
    <style:style style:name="T3" style:family="text">
      <style:text-properties style:font-name="Liberation Serif" fo:font-size="12pt" fo:font-style="italic" officeooo:rsid="00132061" style:font-size-asian="12pt" style:font-style-asian="italic" style:font-size-complex="12pt" style:font-style-complex="italic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32061" style:font-size-asian="12pt" style:font-size-complex="12pt"/>
    </style:style>
    <style:style style:name="T6" style:family="text">
      <style:text-properties fo:font-size="12pt" fo:font-style="italic" officeooo:rsid="00132061" style:font-size-asian="12pt" style:font-style-asian="italic" style:font-size-complex="12pt" style:font-style-complex="italic"/>
    </style:style>
    <style:style style:name="T7" style:family="text">
      <style:text-properties fo:font-size="12pt" fo:font-style="normal" officeooo:rsid="00132061" style:font-size-asian="12pt" style:font-style-asian="normal" style:font-size-complex="12pt" style:font-style-complex="normal"/>
    </style:style>
    <style:style style:name="T8" style:family="text">
      <style:text-properties fo:font-size="12pt" fo:font-style="normal" officeooo:rsid="0014c70f" style:font-size-asian="12pt" style:font-style-asian="normal" style:font-size-complex="12pt" style:font-style-complex="normal"/>
    </style:style>
    <style:style style:name="T9" style:family="text">
      <style:text-properties officeooo:rsid="001825c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YDE 552 – Project Proposal</text:p>
      <text:p text:style-name="P3"/>
      <text:p text:style-name="P4">“Analyzing the Impact of Parameter Variation on Legendre Memory Unit Performance for Online Learning”</text:p>
      <text:p text:style-name="P5"/>
      <text:p text:style-name="P2"><text:span text:style-name="T5">For this project, I intend to implement a Legendre Memory Unit (LMU) in Nengo following </text:span><text:a xlink:type="simple" xlink:href="https://www.nengo.ai/nengo/v3.1.0/examples/learning/lmu.html" text:style-name="Internet_20_link" text:visited-style-name="Visited_20_Internet_20_Link"><text:span text:style-name="T5">this online tutorial</text:span></text:a><text:span text:style-name="T4">.</text:span> <text:span text:style-name="T5">I would like to extend this tutorial by examining the impacts of varying the </text:span><text:span text:style-name="T6">q</text:span><text:span text:style-name="T7"> </text:span><text:span text:style-name="T8">(number of Legendre polynomials forming the memory basis) </text:span><text:span text:style-name="T7">and </text:span><text:span text:style-name="T3">θ</text:span><text:span text:style-name="T7"> </text:span><text:span text:style-name="T8">(memory window length) </text:span><text:span text:style-name="T7">parameters of the LMU on some past-dependent function of the input, such as:</text:span></text:p>
      <text:p text:style-name="P1"><draw:frame draw:style-name="fr1" draw:name="Image2" text:anchor-type="char" svg:width="2.3646in" svg:height="0.3646in" draw:z-index="1"><draw:image xlink:href="Pictures/10000001000000E3000000231ADD0809928306D1.png" xlink:type="simple" xlink:show="embed" xlink:actuate="onLoad" draw:mime-type="image/png"/></draw:frame><text:span text:style-name="T2"/></text:p>
      <text:p text:style-name="P3"><text:span text:style-name="T1"/></text:p>
      <text:p text:style-name="P3"><text:span text:style-name="T1"/></text:p>
      <text:p text:style-name="P3"><text:span text:style-name="T1">I will measure the impact of parameter variation by assessing the error of the model over time and determining where it reaches some adequately accurate fit to the data, such as:</text:span></text:p>
      <text:p text:style-name="P6"><draw:frame draw:style-name="fr2" draw:name="Image1" text:anchor-type="char" svg:x="2.5244in" svg:y="0.0835in" svg:width="1.8335in" svg:height="0.3228in" draw:z-index="0"><draw:image xlink:href="Pictures/10000001000000B00000001F82C7B8F4F6C99D52.png" xlink:type="simple" xlink:show="embed" xlink:actuate="onLoad" draw:mime-type="image/png"/></draw:frame></text:p>
      <text:p text:style-name="P6"/>
      <text:p text:style-name="P6"/>
      <text:p text:style-name="P7">By comparing the performance of the different parameter configurations, I aim to assess how the different attributes of the LMU contribute to the temporal performance of the network <text:span text:style-name="T9">in relation to its input signal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3:54:45.330855167</meta:creation-date>
    <dc:date>2024-03-12T14:14:46.343509834</dc:date>
    <meta:editing-duration>PT9M20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5" meta:word-count="142" meta:character-count="872" meta:non-whitespace-character-count="734"/>
  </office:meta>
</office:document-meta>
</file>